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BX10" svg:font-family="CMBX10"/>
    <style:font-face style:name="CMR10" svg:font-family="CMR10"/>
    <style:font-face style:name="CMTI10" svg:font-family="CMTI10"/>
    <style:font-face style:name="GraphicSabon-Bold" svg:font-family="GraphicSabon-Bold"/>
    <style:font-face style:name="GraphicSabon-Roman" svg:font-family="GraphicSabon-Roman"/>
    <style:font-face style:name="GraphicraftOptima-Bold" svg:font-family="GraphicraftOptima-Bold"/>
    <style:font-face style:name="GraphicraftOptima-Medium" svg:font-family="GraphicraftOptima-Medium"/>
    <style:font-face style:name="Mangal1" svg:font-family="Mangal"/>
    <style:font-face style:name="OpenSymbol" svg:font-family="OpenSymbol"/>
    <style:font-face style:name="GraphicraftOptima-Oblique" svg:font-family="GraphicraftOptima-Oblique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raphicraftOptima-Bold" fo:font-size="10pt" fo:font-weight="bold" style:font-name-asian="GraphicraftOptima-Bold" style:font-size-asian="10pt" style:font-weight-asian="bold" style:font-name-complex="GraphicraftOptima-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raphicraftOptima-Bold" fo:font-size="18.5pt" fo:font-weight="bold" style:font-name-asian="GraphicraftOptima-Bold" style:font-size-asian="18.5pt" style:font-weight-asian="bold" style:font-name-complex="GraphicraftOptima-Bold" style:font-size-complex="18.5pt" style:font-weight-complex="bold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style:font-name="GraphicraftOptima-Medium" fo:font-size="13pt" style:font-name-asian="GraphicraftOptima-Medium" style:font-size-asian="13pt" style:font-name-complex="GraphicraftOptima-Medium" style:font-size-complex="13pt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style:font-name="CMTI10" fo:font-size="11pt" fo:font-style="italic" style:font-name-asian="CMTI10" style:font-size-asian="11pt" style:font-style-asian="italic" style:font-name-complex="CMTI10" style:font-size-complex="11pt" style:font-style-complex="italic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style:font-name="CMTI10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GraphicSabon-Roman" fo:font-size="9.5pt" style:font-name-asian="GraphicSabon-Roman" style:font-size-asian="9.5pt" style:font-name-complex="GraphicSabon-Roman" style:font-size-complex="9.5pt"/>
    </style:style>
    <style:style style:name="P7" style:family="paragraph" style:parent-style-name="Standard" style:list-style-name="">
      <style:paragraph-properties fo:text-align="justify" style:justify-single-word="false" style:text-autospace="none"/>
      <style:text-properties style:font-name="GraphicSabon-Roman" fo:font-size="9.5pt" style:font-name-asian="GraphicSabon-Roman" style:font-size-asian="9.5pt" style:font-name-complex="GraphicSabon-Roman" style:font-size-complex="9.5pt"/>
    </style:style>
    <style:style style:name="P8" style:family="paragraph" style:parent-style-name="Standard" style:list-style-name="L6">
      <style:paragraph-properties fo:text-align="justify" style:justify-single-word="false" style:text-autospace="none"/>
      <style:text-properties style:font-name="GraphicSabon-Roman" fo:font-size="9.5pt" style:font-name-asian="GraphicSabon-Roman" style:font-size-asian="9.5pt" style:font-name-complex="GraphicSabon-Roman" style:font-size-complex="9.5pt"/>
    </style:style>
    <style:style style:name="P9" style:family="paragraph" style:parent-style-name="Standard" style:list-style-name="">
      <style:paragraph-properties style:text-autospace="none"/>
      <style:text-properties style:font-name="GraphicSabon-Roman"/>
    </style:style>
    <style:style style:name="P10" style:family="paragraph" style:parent-style-name="Standard" style:list-style-name="">
      <style:paragraph-properties fo:text-align="center" style:justify-single-word="false" style:text-autospace="none"/>
      <style:text-properties style:font-name="GraphicSabon-Roman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GraphicSabon-Bold" fo:font-size="10.5pt" fo:font-weight="bold" style:font-name-asian="GraphicSabon-Bold" style:font-size-asian="10.5pt" style:font-weight-asian="bold" style:font-name-complex="GraphicSabon-Bold" style:font-size-complex="10.5pt" style:font-weight-complex="bold"/>
    </style:style>
    <style:style style:name="P12" style:family="paragraph" style:parent-style-name="Standard" style:list-style-name="">
      <style:paragraph-properties fo:text-align="justify" style:justify-single-word="false" style:text-autospace="none"/>
    </style:style>
    <style:style style:name="T1" style:family="text">
      <style:text-properties style:font-name="Arial" fo:font-size="9.5pt" style:font-name-asian="GraphicSabon-Roman" style:font-size-asian="9.5pt" style:font-name-complex="GraphicSabon-Roman" style:font-size-complex="9.5pt"/>
    </style:style>
    <style:style style:name="T2" style:family="text">
      <style:text-properties fo:font-style="italic"/>
    </style:style>
    <style:style style:name="T3" style:family="text">
      <style:text-properties style:font-style-asian="italic"/>
    </style:style>
    <style:style style:name="T4" style:family="text">
      <style:text-properties style:font-style-complex="italic"/>
    </style:style>
    <style:style style:name="T5" style:family="text">
      <style:text-properties fo:font-size="11pt"/>
    </style:style>
    <style:style style:name="T6" style:family="text">
      <style:text-properties fo:font-size="11pt" fo:font-style="italic" style:font-name-asian="CMTI10" style:font-size-asian="11pt" style:font-style-asian="italic" style:font-name-complex="CMTI10" style:font-size-complex="11pt" style:font-style-complex="italic"/>
    </style:style>
    <style:style style:name="T7" style:family="text">
      <style:text-properties style:font-name-asian="CMTI10"/>
    </style:style>
    <style:style style:name="T8" style:family="text">
      <style:text-properties style:font-size-asian="11pt"/>
    </style:style>
    <style:style style:name="T9" style:family="text">
      <style:text-properties style:font-name-complex="CMTI10"/>
    </style:style>
    <style:style style:name="T10" style:family="text">
      <style:text-properties style:font-size-complex="11pt"/>
    </style:style>
    <style:style style:name="T11" style:family="text">
      <style:text-properties style:font-name="GraphicSabon-Roman" fo:font-size="9.5pt" style:font-name-asian="GraphicSabon-Roman" style:font-size-asian="9.5pt" style:font-name-complex="GraphicSabon-Roman" style:font-size-complex="9.5pt"/>
    </style:style>
    <style:style style:name="T12" style:family="text">
      <style:text-properties style:font-name="CMR10" fo:font-size="11pt" style:font-name-asian="CMR10" style:font-size-asian="11pt" style:font-name-complex="CMR10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iços Web para publicar de dados relacionais no padrão Linked Data</text:p>
      <text:p text:style-name="P3"/>
      <text:p text:style-name="P3">Luís Eufrasio Teixeira Neto</text:p>
      <text:p text:style-name="P4">UFC – Universidade Federal do Ceará, </text:p>
      <text:p text:style-name="P5"><text:span text:style-name="T6">Grupo ARIDA, Fortaleza, </text:span><text:span text:style-name="T6">Brasil</text:span></text:p>
      <text:p text:style-name="P10"><text:span text:style-name="T12"/></text:p>
      <text:p text:style-name="P9"><text:span text:style-name="T1"/></text:p>
      <text:p text:style-name="P1">Resumo</text:p>
      <text:p text:style-name="P1"/>
      <text:p text:style-name="P12"><text:span text:style-name="T11">O padrão Linked Data foi estabelecido como a melhor prática para expor, compartilhar e conectar partes de dados, informações e conhecimentos na Web Semântica usando URIs e RDF. No entanto, a grande maioria dos dados corporativos, inclusive dados da Web, permanecem armazenados em SGBDs relacionais. Para tornar as informações armazenadas em bancos relacionais disponíveis para a Web de dados, é preciso criar uma mapeamento do modelo relacional para o modelo RDF (triplificação dos dados). Esse mapeamento é utilizado por ferramentas como o D2R, por exemplo, para a criação de endpoints RDF (modelo virtual) ou mesmo para exportar os dados e criar uma nova base triplificada. Entretanto, a simples triplificação dos dados para a web semântica não é suficiente, pois na maioria dos casos deseja-se criar uma ontologia de domínio que define uma melhor estrutura e possibilita o reuso e a integração da base com outras fontes RDF. Assim, é necessária a criação de um mapeamento entre a base relacional e sua ontologia local para uma ontologia de domínio. Essa tarefa é complexa, uma vez que as bases de relacionais em geral não possuem dados ligados com a web de dados e estão estruturadas conforme a ontologia local. Neste trabalho, tratamos do problema de facilitar a criação desses mapeamentos e a disponibilização dos dados no formato RDF. Para tanto, propomos uma ferramenta web que disponibiliza para o usuário a criação da configuração de acesso às bases (podem ser múltiplas), a geração da ontologia local (triplificação simples) e criação do mapeamento definitivo para a ontologia de domínio. A mesma funcionalidade estará disponível para aplicações triplificarem seus dados através de serviços web, na qual a criação do mapeamento para uma ontologia de domínio deverá ser feita a posteriori por um usuário ou através da invocação de métodos do serviço web que darão manutenção no mapeamento. Com essa abordagem, as aplicações terão a possibilidade de triplificarem fontes de dados relacionais em tempo de execução e os usuários poderão criar seus mapeamentos de alto nível preocupando-se somente em conhecer as ontologias utilizadas.</text:span></text:p>
      <text:p text:style-name="P7"/>
      <text:p text:style-name="P11">1 Introdução</text:p>
      <text:p text:style-name="P7">Para publicar bases relacionais na Web Semântica já existem algumas ferramentas disponíveis como SquirrelRDF, OpenLink Virtuoso e D2R Server, onde este último foi escolhido para ser utilizado nesse trabalho.</text:p>
      <text:p text:style-name="P7"><text:tab/>Dados na Web Semântica são modelados e representados em RDF. O D2R Server usa <text:s/>o “D2RQ mapping” para mapear o conteúdo do banco de dados para esse formato, assim possibilitando que os dados RDF possam ser navegados e procurados.</text:p>
      <text:p text:style-name="P7"><text:tab/>A interface Linked Data do D2R torna as descrições RDF de recursos disponíveis através do protocolo HTTP. Assim, uma descrição RDF pode ser recuperada simplesmente acessando a URI do recurso na Web. Para tanto podem ser utilizados navegadores da web semântica como o Tabulator [] ou o Disco [], onde o usuário pode seguir links de um recurso para o outro navegando na Web de dados. Dessa forma, as requisições web são reescritas em consultas SQL usando o mapeamento. Essa tradução “on-the-fly” permite a publicação de grandes bases de dados no formato RDF e elimina a necessidade de replicação desses dados.</text:p>
      <text:p text:style-name="P7"><text:tab/>Embora o D2R seja uma poderosa ferramenta, ele exibe uma certa complexidade na criação dos mapeamentos, assim como as outras ferramentas citadas. Um dos objetivos desse trabalho é criar um wrapper para o D2R, onde o usuário poderá criar seus mapeamentos de forma gráfica sem precisar conhecer a linguagem de mapeamento do D2R Server nem precisar saber como configurá-lo.</text:p>
      <text:p text:style-name="P7"><text:tab/>O restante desse artigo está organizado de seguinte forma: a seção 2 caracteriza o problema de gerar mapeamentos complexos de bases relacionais para uma ontologia de domínio. A seção 3 demonstra através de um exemplo a linguagem de mapeamento do D2R Server. A seção 4 foca na possível arquitetura do wrapper para o D2R e apresenta um estudo de caso. A seção 5 conclui o artigo apontando para atividades futuras de pesquisa.</text:p>
      <text:p text:style-name="P7"/>
      <text:p text:style-name="P11">2 Caracterização do Problema</text:p>
      <text:p text:style-name="P7"><text:soft-page-break/>xxx</text:p>
      <text:p text:style-name="P6"/>
      <text:p text:style-name="P11">3 Mapeamento D2RQ</text:p>
      <text:p text:style-name="P7">xxx</text:p>
      <text:p text:style-name="P6"/>
      <text:p text:style-name="P11">4 Solução Proposta</text:p>
      <text:list xml:id="list36350466" text:style-name="L6">
        <text:list-item>
          <text:list>
            <text:list-item>
              <text:p text:style-name="P8">Arquitetura</text:p>
            </text:list-item>
            <text:list-item>
              <text:p text:style-name="P8">Estudo de Caso</text:p>
            </text:list-item>
          </text:list>
        </text:list-item>
      </text:list>
      <text:p text:style-name="P6"/>
      <text:p text:style-name="P11">5 Conclusão</text:p>
      <text:p text:style-name="P6">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BX10" svg:font-family="CMBX10"/>
    <style:font-face style:name="CMR10" svg:font-family="CMR10"/>
    <style:font-face style:name="CMTI10" svg:font-family="CMTI10"/>
    <style:font-face style:name="GraphicSabon-Bold" svg:font-family="GraphicSabon-Bold"/>
    <style:font-face style:name="GraphicSabon-Roman" svg:font-family="GraphicSabon-Roman"/>
    <style:font-face style:name="GraphicraftOptima-Bold" svg:font-family="GraphicraftOptima-Bold"/>
    <style:font-face style:name="GraphicraftOptima-Medium" svg:font-family="GraphicraftOptima-Medium"/>
    <style:font-face style:name="Mangal1" svg:font-family="Mangal"/>
    <style:font-face style:name="OpenSymbol" svg:font-family="OpenSymbol"/>
    <style:font-face style:name="GraphicraftOptima-Oblique" svg:font-family="GraphicraftOptima-Oblique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ís Teixeira</meta:initial-creator>
    <meta:creation-date>2011-02-17T15:33:59.26</meta:creation-date>
    <dc:date>2011-04-19T16:22:54.77</dc:date>
    <dc:creator>Luís Teixeira</dc:creator>
    <meta:editing-duration>PT04H16M40S</meta:editing-duration>
    <meta:editing-cycles>23</meta:editing-cycles>
    <meta:generator>BrOffice.org/3.2$Win32 OpenOffice.org_project/320m18$Build-9502</meta:generator>
    <meta:document-statistic meta:table-count="0" meta:image-count="0" meta:object-count="0" meta:page-count="2" meta:paragraph-count="21" meta:word-count="688" meta:character-count="4274"/>
  </office:meta>
</office:document-meta>
</file>